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</office:automatic-styles>
  <office:body>
    <office:text>
      <text:p text:style-name="Title">AvgPoolBackprop</text:p>
      <text:p text:style-name="P1">AvgPoolBackprop // Average Pooling backprop operation.</text:p>
      <text:h text:style-name="Heading_20_1" text:outline-level="1">Description</text:h>
      <text:h text:style-name="Heading_20_1" text:outline-level="1">C++ Interface</text:h>
      <text:p text:style-name="First_20_paragraph">ngraph::op::v0::AvgPoolBackprop</text:p>
      <text:h text:style-name="Heading_20_1" text:outline-level="1">Python Interf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gPoolBackprop</dc:title>
  </office:meta>
</office:document-meta>
</file>